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oboto Mono" svg:font-family="'Roboto Mono', monospace"/>
    <style:font-face style:name="Roboto" svg:font-family="Roboto, sans-serif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e49d" officeooo:paragraph-rsid="0013e49d"/>
    </style:style>
    <style:style style:name="P2" style:family="paragraph" style:parent-style-name="Standard">
      <style:text-properties officeooo:paragraph-rsid="0013e49d"/>
    </style:style>
    <style:style style:name="P3" style:family="paragraph" style:parent-style-name="Standard">
      <style:text-properties officeooo:rsid="00140f2d" officeooo:paragraph-rsid="00140f2d"/>
    </style:style>
    <style:style style:name="P4" style:family="paragraph" style:parent-style-name="Standard">
      <style:text-properties officeooo:paragraph-rsid="00140f2d"/>
    </style:style>
    <style:style style:name="P5" style:family="paragraph" style:parent-style-name="Standard">
      <style:text-properties style:font-name="Arial1" officeooo:rsid="00140f2d" officeooo:paragraph-rsid="00140f2d"/>
    </style:style>
    <style:style style:name="P6" style:family="paragraph" style:parent-style-name="Text_20_body">
      <style:text-properties officeooo:rsid="001606fb" officeooo:paragraph-rsid="001606fb"/>
    </style:style>
    <style:style style:name="P7" style:family="paragraph" style:parent-style-name="Preformatted_20_Text">
      <style:text-properties officeooo:rsid="001606fb" officeooo:paragraph-rsid="001606fb"/>
    </style:style>
    <style:style style:name="P8" style:family="paragraph" style:parent-style-name="Preformatted_20_Text">
      <loext:graphic-properties draw:fill="solid" draw:fill-color="#f7f7f7" draw:opacity="100%"/>
      <style:paragraph-properties fo:margin-top="0.423cm" fo:margin-bottom="0.423cm" loext:contextual-spacing="false" fo:line-height="100%" fo:orphans="2" fo:widows="2" fo:background-color="#f7f7f7" fo:padding="0cm" fo:border="none"/>
    </style:style>
    <style:style style:name="P9" style:family="paragraph" style:parent-style-name="Preformatted_20_Text">
      <loext:graphic-properties draw:fill="solid" draw:fill-color="#f7f7f7" draw:opacity="100%"/>
      <style:paragraph-properties fo:margin-top="0.423cm" fo:margin-bottom="0.423cm" loext:contextual-spacing="false" fo:line-height="100%" fo:text-align="start" style:justify-single-word="false" fo:orphans="2" fo:widows="2" fo:background-color="#f7f7f7" fo:padding="0cm" fo:border="none"/>
    </style:style>
    <style:style style:name="P10" style:family="paragraph" style:parent-style-name="Preformatted_20_Text">
      <loext:graphic-properties draw:fill="solid" draw:fill-color="#f7f7f7" draw:opacity="100%"/>
      <style:paragraph-properties fo:margin-left="0cm" fo:margin-right="1cm" fo:margin-top="0cm" fo:margin-bottom="0cm" loext:contextual-spacing="false" fo:orphans="2" fo:widows="2" fo:text-indent="0cm" style:auto-text-indent="false" fo:background-color="#f7f7f7" fo:padding="0cm" fo:border="none"/>
      <style:text-properties officeooo:rsid="0015eec8" officeooo:paragraph-rsid="0015eec8"/>
    </style:style>
    <style:style style:name="P11" style:family="paragraph" style:parent-style-name="Preformatted_20_Text">
      <loext:graphic-properties draw:fill="solid" draw:fill-color="#f7f7f7" draw:opacity="100%"/>
      <style:paragraph-properties fo:margin-left="0cm" fo:margin-right="1cm" fo:margin-top="0cm" fo:margin-bottom="0cm" loext:contextual-spacing="false" fo:orphans="2" fo:widows="2" fo:text-indent="0cm" style:auto-text-indent="false" fo:background-color="#f7f7f7" fo:padding="0cm" fo:border="none"/>
      <style:text-properties officeooo:paragraph-rsid="0015eec8"/>
    </style:style>
    <style:style style:name="P12" style:family="paragraph" style:parent-style-name="Quotations">
      <loext:graphic-properties draw:fill="solid" draw:fill-color="#f7f7f7" draw:opacity="100%"/>
      <style:paragraph-properties fo:margin-left="1cm" fo:margin-right="1cm" fo:margin-top="0cm" fo:margin-bottom="0cm" loext:contextual-spacing="false" fo:orphans="2" fo:widows="2" fo:text-indent="0cm" style:auto-text-indent="false" fo:background-color="#f7f7f7" fo:padding="0cm" fo:border="none"/>
    </style:style>
    <style:style style:name="P13" style:family="paragraph" style:parent-style-name="Quotations">
      <loext:graphic-properties draw:fill="solid" draw:fill-color="#f7f7f7" draw:opacity="100%"/>
      <style:paragraph-properties fo:margin-left="0cm" fo:margin-right="1cm" fo:margin-top="0cm" fo:margin-bottom="0cm" loext:contextual-spacing="false" fo:orphans="2" fo:widows="2" fo:text-indent="0cm" style:auto-text-indent="false" fo:background-color="#f7f7f7" fo:padding="0cm" fo:border="none"/>
      <style:text-properties officeooo:paragraph-rsid="0015eec8"/>
    </style:style>
    <style:style style:name="P14" style:family="paragraph" style:parent-style-name="Quotations">
      <loext:graphic-properties draw:fill="solid" draw:fill-color="#f7f7f7" draw:opacity="100%"/>
      <style:paragraph-properties fo:margin-left="0cm" fo:margin-right="1cm" fo:margin-top="0cm" fo:margin-bottom="0cm" loext:contextual-spacing="false" fo:orphans="2" fo:widows="2" fo:text-indent="0cm" style:auto-text-indent="false" fo:background-color="#f7f7f7" fo:padding="0cm" fo:border="none"/>
      <style:text-properties officeooo:rsid="00140f2d" officeooo:paragraph-rsid="00140f2d"/>
    </style:style>
    <style:style style:name="P15" style:family="paragraph" style:parent-style-name="Quotations">
      <loext:graphic-properties draw:fill="solid" draw:fill-color="#f7f7f7" draw:opacity="100%"/>
      <style:paragraph-properties fo:margin-left="0cm" fo:margin-right="1cm" fo:margin-top="0cm" fo:margin-bottom="0cm" loext:contextual-spacing="false" fo:orphans="2" fo:widows="2" fo:text-indent="0cm" style:auto-text-indent="false" fo:background-color="#f7f7f7" fo:padding="0cm" fo:border="none"/>
      <style:text-properties officeooo:rsid="0015eec8" officeooo:paragraph-rsid="0015eec8"/>
    </style:style>
    <style:style style:name="T1" style:family="text">
      <style:text-properties officeooo:rsid="0013e49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0f2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e49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0f2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12121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12121" style:text-line-through-style="none" style:text-line-through-type="none" style:font-name="Roboto" fo:font-size="12pt" fo:letter-spacing="normal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212121" style:text-line-through-style="none" style:text-line-through-type="none" style:font-name="Arial1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212121" style:text-line-through-style="none" style:text-line-through-type="none" style:font-name="Arial1" fo:font-size="11pt" fo:letter-spacing="normal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212121" style:font-name="Roboto" fo:font-size="12pt" fo:letter-spacing="normal" fo:font-style="normal" fo:font-weight="bold"/>
    </style:style>
    <style:style style:name="T12" style:family="text">
      <style:text-properties fo:font-variant="normal" fo:text-transform="none" fo:color="#212121" style:font-name="Roboto" fo:font-size="12pt" fo:letter-spacing="normal" fo:font-style="normal" fo:font-weight="normal"/>
    </style:style>
    <style:style style:name="T13" style:family="text">
      <style:text-properties fo:font-variant="normal" fo:text-transform="none" fo:color="#212121" style:font-name="Arial1" fo:font-size="11pt" fo:letter-spacing="normal" fo:font-style="normal" fo:font-weight="bold" style:font-size-asian="11pt" style:font-size-complex="11pt"/>
    </style:style>
    <style:style style:name="T14" style:family="text">
      <style:text-properties fo:font-variant="normal" fo:text-transform="none" fo:color="#212121" style:font-name="Arial1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212121" style:font-name="Arial1" fo:font-size="11pt" fo:letter-spacing="normal" fo:font-style="normal" fo:font-weight="normal" officeooo:rsid="0015eec8" style:font-size-asian="11pt" style:font-size-complex="11pt"/>
    </style:style>
    <style:style style:name="T16" style:family="text">
      <style:text-properties fo:font-variant="normal" fo:text-transform="none" fo:color="#212121" style:font-name="Arial1" fo:font-size="11pt" fo:letter-spacing="normal" fo:font-style="normal" fo:font-weight="normal" officeooo:rsid="001606fb" style:font-size-asian="11pt" style:font-size-complex="11pt"/>
    </style:style>
    <style:style style:name="T17" style:family="text">
      <style:text-properties fo:font-variant="normal" fo:text-transform="none" fo:color="#37474f" style:font-name="Roboto Mono" fo:font-size="10.5pt" fo:letter-spacing="normal" fo:font-style="normal" fo:font-weight="normal" style:font-size-asian="11pt" style:font-size-complex="11pt" loext:padding="0cm" loext:border="none"/>
    </style:style>
    <style:style style:name="T18" style:family="text">
      <style:text-properties fo:font-variant="normal" fo:text-transform="none" fo:color="#37474f" style:font-name="Roboto Mono" fo:font-size="10.5pt" fo:letter-spacing="normal" fo:font-style="normal" fo:font-weight="normal" officeooo:rsid="0015eec8" style:font-size-asian="11pt" style:font-size-complex="11pt" loext:padding="0cm" loext:border="none"/>
    </style:style>
    <style:style style:name="T19" style:family="text">
      <style:text-properties fo:font-variant="normal" fo:text-transform="none" fo:color="#37474f" style:font-name="Roboto Mono" fo:font-size="10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d904f" style:font-name="Roboto Mono" fo:font-size="10.5pt" fo:letter-spacing="normal" fo:font-style="normal" fo:font-weight="normal" style:font-size-asian="11pt" style:font-size-complex="11pt" loext:padding="0cm" loext:border="none"/>
    </style:style>
    <style:style style:name="T21" style:family="text">
      <style:text-properties fo:font-variant="normal" fo:text-transform="none" fo:color="#0d904f" style:font-name="Roboto Mono" fo:font-size="10.5pt" fo:letter-spacing="normal" fo:font-style="normal" fo:font-weight="normal" officeooo:rsid="0015eec8" style:font-size-asian="11pt" style:font-size-complex="11pt" loext:padding="0cm" loext:border="none"/>
    </style:style>
    <style:style style:name="T22" style:family="text">
      <style:text-properties fo:font-variant="normal" fo:text-transform="none" fo:color="#0d904f" style:font-name="Roboto Mono" fo:font-size="10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d81b60" style:font-name="Roboto Mono" fo:font-size="10.5pt" fo:letter-spacing="normal" fo:font-style="normal" fo:font-weight="normal" style:font-size-asian="11pt" style:font-size-complex="11pt" loext:padding="0cm" loext:border="none"/>
    </style:style>
    <style:style style:name="T24" style:family="text">
      <style:text-properties fo:font-variant="normal" fo:text-transform="none" fo:color="#d81b60" style:font-name="Roboto Mono" fo:font-size="10.5pt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) </text:span><text:bookmark text:name="docs-internal-guid-da017cad-7fff-a4f8-d4f0-f1fe1ee215ac"/><text:span text:style-name="T2">Configure Stackdriver monitoring on an AWS EC2 instance using the monitoring agent. Also explore how to monitor both AWS and GCP projects at a single place.</text:span></text:p>
      <text:p text:style-name="P2"><text:span text:style-name="T2"/></text:p>
      <text:p text:style-name="P1"><text:span text:style-name="T2">A. Monitoring an EC2 instance using monitoring agent</text:span></text:p>
      <text:p text:style-name="P1"><text:span text:style-name="T2"/></text:p>
      <text:p text:style-name="P3"><text:span text:style-name="T2">I. INITIAL CONFIG</text:span></text:p>
      <text:p text:style-name="P1"><text:span text:style-name="T2"/></text:p>
      <text:p text:style-name="P1"><text:span text:style-name="T2">1. <text:s/>Go to StackDriver monitoring from the GCP console, make sure you have an existing project.</text:span></text:p>
      <text:p text:style-name="P2"><text:span text:style-name="T4">2. <text:s/>To add an AWS account, identify the trusted ID and external ID required by AWS <text:s/>by doing the following steps</text:span><text:span text:style-name="T7">When you connect to an AWS account, Monitoring creates an </text:span><text:span text:style-name="Strong_20_Emphasis"><text:span text:style-name="T8">AWS connector project</text:span></text:span><text:span text:style-name="T7"> for you. The </text:span><text:span text:style-name="Strong_20_Emphasis"><text:span text:style-name="T8">Monitored accounts</text:span></text:span><text:span text:style-name="T7"> page in your Workspace settings now includes the ID for this project:</text:span></text:p>
      <text:p text:style-name="P12"><text:span text:style-name="Strong_20_Emphasis"><text:span text:style-name="T11">Your AWS account description</text:span></text:span><text:span text:style-name="T12"> [YOUR_AWS_ACCOUNT_NUMBER]<text:line-break/>Connected to [CONNECTOR_PROJECT_ID]</text:span></text:p>
      <text:p text:style-name="P1"><text:span text:style-name="T2"><text:s/></text:span></text:p>
      <text:p text:style-name="P1"><text:span text:style-name="T2">3. <text:s/>Go to Workspace settings under the workspace menu</text:span></text:p>
      <text:p text:style-name="P1"><text:span text:style-name="T2">4. <text:s text:c="2"/>Click on monitored accounts and click on Add AWS account.</text:span></text:p>
      <text:p text:style-name="P1"><text:span text:style-name="T2"/></text:p>
      <text:p text:style-name="P3"><text:span text:style-name="T2">II. <text:s/>Adding the AWS role for StackDriver</text:span></text:p>
      <text:p text:style-name="P3"><text:span text:style-name="T2"><text:s/></text:span></text:p>
      <text:p text:style-name="P1"><text:span text:style-name="T2">5. Now, log on to your AWS console.</text:span></text:p>
      <text:p text:style-name="P1"><text:span text:style-name="T2">6. Click on create new role under the IAM service</text:span></text:p>
      <text:p text:style-name="P1"><text:span text:style-name="T2">7. For role type select another AWS account, in the Account Id enter the acc id provided by StackDriver</text:span></text:p>
      <text:p text:style-name="P1"><text:span text:style-name="T2">8. Select the require external Id checkbox and enter the ext id provided by Stackdriver</text:span></text:p>
      <text:p text:style-name="P1"><text:span text:style-name="T2">9. Do not select the require MFA and click on next Permissions.</text:span></text:p>
      <text:p text:style-name="P1"><text:span text:style-name="T2">10. From the </text:span><text:span text:style-name="T3">Policy name drop down, click on Read Only Access.</text:span></text:p>
      <text:p text:style-name="P3"><text:span text:style-name="T2">11. In the next tab after clicking on Next:Review, fill the Role Name, and verify the remaining information.</text:span></text:p>
      <text:p text:style-name="P3"><text:span text:style-name="T2">12. Click on Create Role</text:span></text:p>
      <text:p text:style-name="P3"><text:span text:style-name="T2">13. Copy the role ARN</text:span></text:p>
      <text:p text:style-name="P3"><text:span text:style-name="T2"/></text:p>
      <text:p text:style-name="P3"><text:span text:style-name="T2">III. Connecting AWS account</text:span></text:p>
      <text:p text:style-name="P3"><text:span text:style-name="T2"/></text:p>
      <text:p text:style-name="P3"><text:span text:style-name="T2">14. As stated in step 4 above, continue by adding the role arn from step 13.</text:span></text:p>
      <text:p text:style-name="P3"><text:span text:style-name="T2">15. Click on add, then the connection is established.</text:span></text:p>
      <text:p text:style-name="P4"><text:span text:style-name="T3">16.</text:span><text:span text:style-name="T5"> </text:span><text:span text:style-name="T9">When you connect to an AWS account, Monitoring creates an </text:span><text:span text:style-name="Strong_20_Emphasis"><text:span text:style-name="T10">AWS connector project</text:span></text:span><text:span text:style-name="T9"> for you. The </text:span><text:span text:style-name="Strong_20_Emphasis"><text:span text:style-name="T10">Monitored accounts</text:span></text:span><text:span text:style-name="T9"> page in your Workspace settings now includes the ID for this project:</text:span></text:p>
      <text:p text:style-name="P12"><text:span text:style-name="Strong_20_Emphasis"><text:span text:style-name="T13">Your AWS account description</text:span></text:span><text:span text:style-name="T14"> [YOUR_AWS_ACCOUNT_NUMBER]<text:line-break/>Connected to [CONNECTOR_PROJECT_ID]</text:span></text:p>
      <text:p text:style-name="P14"><text:span text:style-name="T14"/></text:p>
      <text:p text:style-name="P15"><text:span text:style-name="T14">IV. Authorizing AWS applications</text:span></text:p>
      <text:p text:style-name="P15"><text:span text:style-name="T14"/></text:p>
      <text:p text:style-name="P15"><text:span text:style-name="T14">To authorize AWS applications to access GCP services, we give them access to GCP service account.</text:span></text:p>
      <text:p text:style-name="P15"><text:span text:style-name="T14"/></text:p>
      <text:p text:style-name="P15"><text:span text:style-name="T14">1. Go to IAM admin and click on create service account.</text:span></text:p>
      <text:p text:style-name="P15"><text:span text:style-name="T14">2. Enter the name, and add monitoring &gt; monitoring writer and logging &gt; logs writer </text:span></text:p>
      <text:p text:style-name="P15"><text:span text:style-name="T14">3. Select furnish a new private key , and select key type, json</text:span></text:p>
      <text:p text:style-name="P15"><text:span text:style-name="T14">4. Clear the eneable GSUITE <text:s/>Domain wide Delegation.</text:span></text:p>
      <text:p text:style-name="P15"><text:span text:style-name="T14">5. Click on create, the private key is downloaded to your workstation.</text:span></text:p>
      <text:p text:style-name="P15"><text:span text:style-name="T14"/></text:p>
      <text:p text:style-name="P15"><text:span text:style-name="T14">V. Adding a service account to a VM instance.</text:span></text:p>
      <text:p text:style-name="P15"><text:span text:style-name="T14"/></text:p>
      <text:p text:style-name="P15"><text:span text:style-name="T14">1. Copy the private key credentials from the last time to your aws instance and save it to a file – temp.json. In scp command, specify the path to key.pem</text:span></text:p>
      <text:p text:style-name="P10"><text:soft-page-break/><text:span text:style-name="Source_20_Text"><text:span text:style-name="T17">KEY=</text:span></text:span><text:span text:style-name="Source_20_Text"><text:span text:style-name="T20">"/path/to/key.pem"</text:span></text:span></text:p>
      <text:p text:style-name="P8"><text:span text:style-name="Source_20_Text"><text:span text:style-name="T19">scp -i </text:span></text:span><text:span text:style-name="Source_20_Text"><text:span text:style-name="T22">"$KEY"</text:span></text:span><text:span text:style-name="Source_20_Text"><text:span text:style-name="T19"> </text:span></text:span><text:span text:style-name="Source_20_Text"><text:span text:style-name="T22">"$CREDS"</text:span></text:span><text:span text:style-name="Source_20_Text"><text:span text:style-name="T19"> AWS_USERNAME@AWS_HOSTNAME:temp.json</text:span></text:span></text:p>
      <text:p text:style-name="P13"><text:span text:style-name="T15">2. ON your EC2 instance, move the credentials to </text:span><text:span text:style-name="T14">/etc/google/auth/application_default_credentials.json</text:span></text:p>
      <text:p text:style-name="P13"><text:span text:style-name="T15"/></text:p>
      <text:p text:style-name="P11"><text:span text:style-name="Source_20_Text"><text:span text:style-name="T18">GOOGLE_APPLICATION_CREDENTIALS=</text:span></text:span><text:span text:style-name="Source_20_Text"><text:span text:style-name="T21">"/etc/google/auth/application_default_credentials.json"</text:span></text:span></text:p>
      <text:p text:style-name="P9"><text:span text:style-name="Source_20_Text"><text:span text:style-name="T19">sudo mkdir -p $(dirname </text:span></text:span><text:span text:style-name="Source_20_Text"><text:span text:style-name="T22">"$GOOGLE_APPLICATION_CREDENTIALS"</text:span></text:span><text:span text:style-name="Source_20_Text"><text:span text:style-name="T19">)</text:span></text:span></text:p>
      <text:p text:style-name="P9"><text:span text:style-name="Source_20_Text"><text:span text:style-name="T19">sudo mv </text:span></text:span><text:span text:style-name="Source_20_Text"><text:span text:style-name="T22">"$HOME/temp.json"</text:span></text:span><text:span text:style-name="Source_20_Text"><text:span text:style-name="T19"> </text:span></text:span><text:span text:style-name="Source_20_Text"><text:span text:style-name="T22">"$GOOGLE_APPLICATION_CREDENTIALS"</text:span></text:span></text:p>
      <text:p text:style-name="Text_20_body"><text:span text:style-name="T16">VI. Install the agents.</text:span></text:p>
      <text:p text:style-name="P6"><text:span text:style-name="T14">1. Monitoring agent:</text:span></text:p>
      <text:p text:style-name="P7"><text:span text:style-name="Source_20_Text"><text:span text:style-name="T17">curl -sSO https:</text:span></text:span><text:span text:style-name="Source_20_Text"><text:span text:style-name="T23">//dl.google.com/cloudagents/install-monitoring-agent.sh</text:span></text:span></text:p>
      <text:p text:style-name="P8"><text:span text:style-name="Source_20_Text"><text:span text:style-name="T19">sudo bash install-monitoring-agent.sh</text:span></text:span></text:p>
      <text:p text:style-name="P8"><text:span text:style-name="Source_20_Text"><text:span text:style-name="T19">curl -sSO https:</text:span></text:span><text:span text:style-name="Source_20_Text"><text:span text:style-name="T24">//dl.google.com/cloudagents/install-logging-agent.sh</text:span></text:span></text:p>
      <text:p text:style-name="P8"><text:span text:style-name="Source_20_Text"><text:span text:style-name="T19">sudo bash install-logging-agent.sh --structured</text:span></text:span></text:p>
      <text:p text:style-name="P6"><text:span text:style-name="T14">2. Verify if the agents are running</text:span></text:p>
      <text:p text:style-name="P7"><text:span text:style-name="Source_20_Text"><text:span text:style-name="T17">ps ax | grep fluentd</text:span></text:span></text:p>
      <text:p text:style-name="P8"><text:span text:style-name="Source_20_Text"><text:span text:style-name="T19">ps ax | grep collectd</text:span></text:span></text:p>
      <text:p text:style-name="P6"><text:span text:style-name="T14">VII. Now we can use Stackdriver with AWS to create the Uptime check and Alert Conditions and the mode of contact.</text:span></text:p>
      <text:p text:style-name="P6"><text:span text:style-name="T14"/></text:p>
      <text:p text:style-name="P6"><text:span text:style-name="T14">B. MONITORING BOTH GCP AND AWS PROJECTS.</text:span></text:p>
      <text:p text:style-name="P6"><text:span text:style-name="T14">This can be done by adding both the gcp projects and the aws projects as shown above to the workspace. (Add monitored projects under workspace settings)</text:span></text:p>
      <text:p text:style-name="P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oboto Mono" svg:font-family="'Roboto Mono', monospace"/>
    <style:font-face style:name="Roboto" svg:font-family="Roboto, sans-serif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8:07:50.360540080</meta:creation-date>
    <meta:generator>LibreOffice/6.0.7.3$Linux_X86_64 LibreOffice_project/00m0$Build-3</meta:generator>
    <dc:date>2019-07-22T19:01:47.062139637</dc:date>
    <meta:editing-duration>PT5M59S</meta:editing-duration>
    <meta:editing-cycles>1</meta:editing-cycles>
    <meta:document-statistic meta:table-count="0" meta:image-count="0" meta:object-count="0" meta:page-count="2" meta:paragraph-count="52" meta:word-count="546" meta:character-count="3529" meta:non-whitespace-character-count="3022"/>
  </office:meta>
</office:document-meta>
</file>